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2a2b32" officeooo:paragraph-rsid="0091bd51"/>
    </style:style>
    <style:style style:name="P5" style:family="paragraph" style:parent-style-name="Text_20_body">
      <style:text-properties officeooo:rsid="00309c9e" officeooo:paragraph-rsid="00309c9e"/>
    </style:style>
    <style:style style:name="P6" style:family="paragraph" style:parent-style-name="Text_20_body">
      <style:text-properties officeooo:paragraph-rsid="00622933"/>
    </style:style>
    <style:style style:name="P7" style:family="paragraph" style:parent-style-name="Text_20_body">
      <style:text-properties officeooo:paragraph-rsid="0097d4f8"/>
    </style:style>
    <style:style style:name="P8" style:family="paragraph" style:parent-style-name="Text_20_body">
      <style:text-properties officeooo:rsid="00375701" officeooo:paragraph-rsid="00375701"/>
    </style:style>
    <style:style style:name="P9" style:family="paragraph" style:parent-style-name="Text_20_body">
      <style:text-properties officeooo:paragraph-rsid="002b34f0"/>
    </style:style>
    <style:style style:name="P10" style:family="paragraph" style:parent-style-name="Text_20_body">
      <style:text-properties officeooo:paragraph-rsid="00778237"/>
    </style:style>
    <style:style style:name="P11" style:family="paragraph" style:parent-style-name="Text_20_body">
      <style:text-properties officeooo:paragraph-rsid="00746d04"/>
    </style:style>
    <style:style style:name="P12" style:family="paragraph" style:parent-style-name="Text_20_body">
      <style:text-properties officeooo:paragraph-rsid="0091bd51"/>
    </style:style>
    <style:style style:name="P13" style:family="paragraph" style:parent-style-name="Text_20_body">
      <style:text-properties officeooo:paragraph-rsid="00ab2628"/>
    </style:style>
    <style:style style:name="P14" style:family="paragraph" style:parent-style-name="Text_20_body">
      <style:text-properties officeooo:paragraph-rsid="00ab4e4b"/>
    </style:style>
    <style:style style:name="P15" style:family="paragraph" style:parent-style-name="Subtitle">
      <style:text-properties officeooo:paragraph-rsid="00c05f84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paragraph-rsid="002b34f0"/>
    </style:style>
    <style:style style:name="P19" style:family="paragraph" style:parent-style-name="Heading_20_1">
      <style:text-properties officeooo:paragraph-rsid="0005c398"/>
    </style:style>
    <style:style style:name="P20" style:family="paragraph" style:parent-style-name="Heading_20_2">
      <style:text-properties officeooo:paragraph-rsid="0097d4f8"/>
    </style:style>
    <style:style style:name="P21" style:family="paragraph" style:parent-style-name="Heading_20_2">
      <style:text-properties style:font-name="Liberation Sans" fo:font-size="16.1000003814697pt" fo:font-weight="bold" officeooo:rsid="006957b3" officeooo:paragraph-rsid="006957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Heading_20_2">
      <style:text-properties style:font-name="Liberation Sans" fo:font-size="16.1000003814697pt" fo:font-weight="bold" officeooo:rsid="006f48fa" officeooo:paragraph-rsid="006f48fa" style:font-name-asian="Microsoft YaHei" style:font-size-asian="16.1000003814697pt" style:font-weight-asian="bold" style:font-name-complex="Mangal" style:font-size-complex="16.1000003814697pt" style:font-weight-complex="bold"/>
    </style:style>
    <style:style style:name="P23" style:family="paragraph" style:parent-style-name="Heading_20_2">
      <style:text-properties style:font-name="Liberation Sans" fo:font-size="16.1000003814697pt" fo:font-weight="bold" officeooo:rsid="006d8425" officeooo:paragraph-rsid="006d842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Text_20_body" style:list-style-name="List_20_1">
      <style:text-properties officeooo:paragraph-rsid="00622933"/>
    </style:style>
    <style:style style:name="P25" style:family="paragraph" style:parent-style-name="Text_20_body" style:list-style-name="List_20_1">
      <style:text-properties officeooo:paragraph-rsid="006567de"/>
    </style:style>
    <style:style style:name="P26" style:family="paragraph" style:parent-style-name="Text_20_body" style:list-style-name="List_20_1">
      <style:text-properties officeooo:paragraph-rsid="0097d4f8"/>
    </style:style>
    <style:style style:name="P27" style:family="paragraph" style:parent-style-name="Text_20_body" style:list-style-name="List_20_1">
      <style:text-properties officeooo:paragraph-rsid="003647d1"/>
    </style:style>
    <style:style style:name="P28" style:family="paragraph" style:parent-style-name="Text_20_body" style:list-style-name="List_20_1">
      <style:text-properties style:font-name="Liberation Serif1" officeooo:rsid="003647d1" officeooo:paragraph-rsid="003647d1"/>
    </style:style>
    <style:style style:name="T1" style:family="text">
      <style:text-properties style:font-name="Liberation Sans" fo:font-size="16.1000003814697pt" fo:font-weight="bold" officeooo:rsid="009bf2f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" style:family="text">
      <style:text-properties officeooo:rsid="00183843"/>
    </style:style>
    <style:style style:name="T3" style:family="text">
      <style:text-properties officeooo:rsid="0027deb8"/>
    </style:style>
    <style:style style:name="T4" style:family="text">
      <style:text-properties officeooo:rsid="002b34f0"/>
    </style:style>
    <style:style style:name="T5" style:family="text">
      <style:text-properties officeooo:rsid="002ccbb8"/>
    </style:style>
    <style:style style:name="T6" style:family="text">
      <style:text-properties officeooo:rsid="00358664"/>
    </style:style>
    <style:style style:name="T7" style:family="text">
      <style:text-properties officeooo:rsid="003647d1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3647d1"/>
    </style:style>
    <style:style style:name="T10" style:family="text">
      <style:text-properties style:font-name="Liberation Serif1" officeooo:rsid="0038ccab"/>
    </style:style>
    <style:style style:name="T11" style:family="text">
      <style:text-properties style:font-name="Liberation Serif1" officeooo:rsid="0040661a"/>
    </style:style>
    <style:style style:name="T12" style:family="text">
      <style:text-properties style:font-name="Liberation Serif1" officeooo:rsid="000c0069"/>
    </style:style>
    <style:style style:name="T13" style:family="text">
      <style:text-properties style:font-name="Liberation Serif1" officeooo:rsid="001c0eff"/>
    </style:style>
    <style:style style:name="T14" style:family="text">
      <style:text-properties style:font-name="Liberation Serif1" officeooo:rsid="001df454"/>
    </style:style>
    <style:style style:name="T15" style:family="text">
      <style:text-properties style:font-name="Liberation Serif1" officeooo:rsid="004d2dc5"/>
    </style:style>
    <style:style style:name="T16" style:family="text">
      <style:text-properties style:font-name="Liberation Serif1" officeooo:rsid="0052aea7"/>
    </style:style>
    <style:style style:name="T17" style:family="text">
      <style:text-properties style:font-name="Liberation Serif1" officeooo:rsid="0066d310"/>
    </style:style>
    <style:style style:name="T18" style:family="text">
      <style:text-properties style:font-name="Liberation Serif1" officeooo:rsid="00906ec0"/>
    </style:style>
    <style:style style:name="T19" style:family="text">
      <style:text-properties style:font-name="Liberation Serif1" officeooo:rsid="00358664"/>
    </style:style>
    <style:style style:name="T20" style:family="text">
      <style:text-properties style:font-name="Liberation Serif1" officeooo:rsid="00ac9d88"/>
    </style:style>
    <style:style style:name="T21" style:family="text">
      <style:text-properties style:font-name="Liberation Serif1" officeooo:rsid="00d0ef54"/>
    </style:style>
    <style:style style:name="T22" style:family="text">
      <style:text-properties style:font-name="Liberation Serif1" officeooo:rsid="00d15ab6"/>
    </style:style>
    <style:style style:name="T23" style:family="text">
      <style:text-properties officeooo:rsid="003769ad"/>
    </style:style>
    <style:style style:name="T24" style:family="text">
      <style:text-properties officeooo:rsid="0038ccab"/>
    </style:style>
    <style:style style:name="T25" style:family="text">
      <style:text-properties officeooo:rsid="003d162c"/>
    </style:style>
    <style:style style:name="T26" style:family="text">
      <style:text-properties officeooo:rsid="00425f33"/>
    </style:style>
    <style:style style:name="T27" style:family="text">
      <style:text-properties officeooo:rsid="0044c361"/>
    </style:style>
    <style:style style:name="T28" style:family="text">
      <style:text-properties officeooo:rsid="0046a614"/>
    </style:style>
    <style:style style:name="T29" style:family="text">
      <style:text-properties officeooo:rsid="0046b1fb"/>
    </style:style>
    <style:style style:name="T30" style:family="text">
      <style:text-properties officeooo:rsid="00474bab"/>
    </style:style>
    <style:style style:name="T31" style:family="text">
      <style:text-properties officeooo:rsid="004f154c"/>
    </style:style>
    <style:style style:name="T32" style:family="text">
      <style:text-properties officeooo:rsid="005271c2"/>
    </style:style>
    <style:style style:name="T33" style:family="text">
      <style:text-properties officeooo:rsid="0059e573"/>
    </style:style>
    <style:style style:name="T34" style:family="text">
      <style:text-properties officeooo:rsid="005caf94"/>
    </style:style>
    <style:style style:name="T35" style:family="text">
      <style:text-properties officeooo:rsid="005d39c4"/>
    </style:style>
    <style:style style:name="T36" style:family="text">
      <style:text-properties officeooo:rsid="005ebd56"/>
    </style:style>
    <style:style style:name="T37" style:family="text">
      <style:text-properties officeooo:rsid="00603caf"/>
    </style:style>
    <style:style style:name="T38" style:family="text">
      <style:text-properties officeooo:rsid="0061e9c2"/>
    </style:style>
    <style:style style:name="T39" style:family="text">
      <style:text-properties officeooo:rsid="00622933"/>
    </style:style>
    <style:style style:name="T40" style:family="text">
      <style:text-properties officeooo:rsid="006834d5"/>
    </style:style>
    <style:style style:name="T41" style:family="text">
      <style:text-properties officeooo:rsid="006e0662"/>
    </style:style>
    <style:style style:name="T42" style:family="text">
      <style:text-properties officeooo:rsid="006e9408"/>
    </style:style>
    <style:style style:name="T43" style:family="text">
      <style:text-properties officeooo:rsid="006f48fa"/>
    </style:style>
    <style:style style:name="T44" style:family="text">
      <style:text-properties officeooo:rsid="006f64d1"/>
    </style:style>
    <style:style style:name="T45" style:family="text">
      <style:text-properties officeooo:rsid="00746d04"/>
    </style:style>
    <style:style style:name="T46" style:family="text">
      <style:text-properties officeooo:rsid="0075b417"/>
    </style:style>
    <style:style style:name="T47" style:family="text">
      <style:text-properties officeooo:rsid="00778237"/>
    </style:style>
    <style:style style:name="T48" style:family="text">
      <style:text-properties officeooo:rsid="007897a1"/>
    </style:style>
    <style:style style:name="T49" style:family="text">
      <style:text-properties officeooo:rsid="007a1ac8"/>
    </style:style>
    <style:style style:name="T50" style:family="text">
      <style:text-properties officeooo:rsid="00829dc3"/>
    </style:style>
    <style:style style:name="T51" style:family="text">
      <style:text-properties officeooo:rsid="00885326"/>
    </style:style>
    <style:style style:name="T52" style:family="text">
      <style:text-properties officeooo:rsid="0089a48e"/>
    </style:style>
    <style:style style:name="T53" style:family="text">
      <style:text-properties officeooo:rsid="008a2f90"/>
    </style:style>
    <style:style style:name="T54" style:family="text">
      <style:text-properties officeooo:rsid="008b4a51"/>
    </style:style>
    <style:style style:name="T55" style:family="text">
      <style:text-properties officeooo:rsid="008c7fd9"/>
    </style:style>
    <style:style style:name="T56" style:family="text">
      <style:text-properties officeooo:rsid="008e47b5"/>
    </style:style>
    <style:style style:name="T57" style:family="text">
      <style:text-properties officeooo:rsid="008ff3a1"/>
    </style:style>
    <style:style style:name="T58" style:family="text">
      <style:text-properties officeooo:rsid="00906ec0"/>
    </style:style>
    <style:style style:name="T59" style:family="text">
      <style:text-properties officeooo:rsid="00929563"/>
    </style:style>
    <style:style style:name="T60" style:family="text">
      <style:text-properties officeooo:rsid="00992864"/>
    </style:style>
    <style:style style:name="T61" style:family="text">
      <style:text-properties officeooo:rsid="009cb4f3"/>
    </style:style>
    <style:style style:name="T62" style:family="text">
      <style:text-properties officeooo:rsid="009d6952"/>
    </style:style>
    <style:style style:name="T63" style:family="text">
      <style:text-properties officeooo:rsid="009e4f93"/>
    </style:style>
    <style:style style:name="T64" style:family="text">
      <style:text-properties officeooo:rsid="00a037e7"/>
    </style:style>
    <style:style style:name="T65" style:family="text">
      <style:text-properties officeooo:rsid="00a1e004"/>
    </style:style>
    <style:style style:name="T66" style:family="text">
      <style:text-properties officeooo:rsid="00a2fba5"/>
    </style:style>
    <style:style style:name="T67" style:family="text">
      <style:text-properties officeooo:rsid="00a3d089"/>
    </style:style>
    <style:style style:name="T68" style:family="text">
      <style:text-properties officeooo:rsid="00a5a0f6"/>
    </style:style>
    <style:style style:name="T69" style:family="text">
      <style:text-properties officeooo:rsid="00a71295"/>
    </style:style>
    <style:style style:name="T70" style:family="text">
      <style:text-properties officeooo:rsid="00ae4d2f"/>
    </style:style>
    <style:style style:name="T71" style:family="text">
      <style:text-properties officeooo:rsid="00ae8ca0"/>
    </style:style>
    <style:style style:name="T72" style:family="text">
      <style:text-properties officeooo:rsid="00af73b0"/>
    </style:style>
    <style:style style:name="T73" style:family="text">
      <style:text-properties officeooo:rsid="00cb18d2"/>
    </style:style>
    <style:style style:name="T74" style:family="text">
      <style:text-properties officeooo:rsid="00cfeb26"/>
    </style:style>
    <style:style style:name="T75" style:family="text">
      <style:text-properties officeooo:rsid="00cfede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SYS-001-001</text:title></text:p>
      <text:p text:style-name="P15"><text:subject>WHT Sensor User Requirements</text:subject></text:p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_Toc120_2354635280" text:style-name="Index_20_Link" text:visited-style-name="Index_20_Link">1 Introduction<text:tab/>1</text:a></text:p>
          <text:p text:style-name="P3"><text:a xlink:type="simple" xlink:href="#__RefHeading___Toc122_2354635280" text:style-name="Index_20_Link" text:visited-style-name="Index_20_Link">1.1 Purpose<text:tab/>1</text:a></text:p>
          <text:p text:style-name="P3"><text:a xlink:type="simple" xlink:href="#__RefHeading___Toc124_2354635280" text:style-name="Index_20_Link" text:visited-style-name="Index_20_Link">1.2 Scope<text:tab/>1</text:a></text:p>
          <text:p text:style-name="P3"><text:a xlink:type="simple" xlink:href="#__RefHeading___Toc126_2354635280" text:style-name="Index_20_Link" text:visited-style-name="Index_20_Link">1.3 References<text:tab/>1</text:a></text:p>
          <text:p text:style-name="P3"><text:a xlink:type="simple" xlink:href="#__RefHeading___Toc128_2354635280" text:style-name="Index_20_Link" text:visited-style-name="Index_20_Link">1.4 Overview of Document<text:tab/>1</text:a></text:p>
          <text:p text:style-name="P2"><text:a xlink:type="simple" xlink:href="#__RefHeading___Toc130_2354635280" text:style-name="Index_20_Link" text:visited-style-name="Index_20_Link">2 User Requirements<text:tab/>1</text:a></text:p>
          <text:p text:style-name="P3"><text:a xlink:type="simple" xlink:href="#__RefHeading___Toc459_2354635280" text:style-name="Index_20_Link" text:visited-style-name="Index_20_Link">2.1 Monitor Room Temperature<text:tab/>2</text:a></text:p>
          <text:p text:style-name="P3"><text:a xlink:type="simple" xlink:href="#__RefHeading___Toc747_1161205100" text:style-name="Index_20_Link" text:visited-style-name="Index_20_Link">2.2 Monitor Room Relative Humidity<text:tab/>2</text:a></text:p>
          <text:p text:style-name="P3"><text:a xlink:type="simple" xlink:href="#__RefHeading___Toc749_1161205100" text:style-name="Index_20_Link" text:visited-style-name="Index_20_Link">2.3 Receive MQTT Message<text:tab/>2</text:a></text:p>
          <text:p text:style-name="P3"><text:a xlink:type="simple" xlink:href="#__RefHeading___Toc751_1161205100" text:style-name="Index_20_Link" text:visited-style-name="Index_20_Link">2.4 Put Sensor Everywhere<text:tab/>2</text:a></text:p>
          <text:p text:style-name="P3"><text:a xlink:type="simple" xlink:href="#__RefHeading___Toc753_1161205100" text:style-name="Index_20_Link" text:visited-style-name="Index_20_Link">2.5 DIY<text:tab/>2</text:a></text:p>
          <text:p text:style-name="P3"><text:a xlink:type="simple" xlink:href="#__RefHeading___Toc755_1161205100" text:style-name="Index_20_Link" text:visited-style-name="Index_20_Link">2.6 Spare Hobby Budget<text:tab/>2</text:a></text:p>
        </text:index-body>
      </text:table-of-content>
      <text:h text:style-name="P18" text:outline-level="1"><text:bookmark-start text:name="__RefHeading___Toc120_2354635280"/>Introduction<text:bookmark-end text:name="__RefHeading___Toc120_2354635280"/></text:h>
      <text:h text:style-name="Heading_20_2" text:outline-level="2"><text:bookmark-start text:name="__RefHeading___Toc122_2354635280"/>Purpose<text:bookmark-end text:name="__RefHeading___Toc122_2354635280"/></text:h>
      <text:p text:style-name="P9"><text:span text:style-name="T4">This document describes the tasks that the users must be able to accomplish with </text:span><text:span text:style-name="T73">the</text:span><text:span text:style-name="T4"> </text:span><text:span text:style-name="T48">WHT Sensor</text:span><text:span text:style-name="T4"> system </text:span><text:span text:style-name="T73">(referred as “WHT Sensor” in the next sections)</text:span><text:span text:style-name="T4">.</text:span></text:p>
      <text:h text:style-name="Heading_20_2" text:outline-level="2"><text:bookmark-start text:name="__RefHeading___Toc124_2354635280"/>Scope<text:bookmark-end text:name="__RefHeading___Toc124_2354635280"/></text:h>
      <text:p text:style-name="P9">The <text:span text:style-name="T49">WHT Sensor</text:span> aims to provide do-it-yourself <text:span text:style-name="T50">indoor </text:span>temperature and relative humidity measurements without the need of network <text:span text:style-name="T5">cables or a power outlet.</text:span></text:p>
      <text:h text:style-name="Heading_20_2" text:outline-level="2"><text:bookmark-start text:name="__RefHeading___Toc126_2354635280"/>References<text:bookmark-end text:name="__RefHeading___Toc126_2354635280"/></text:h>
      <text:p text:style-name="P5">(None).</text:p>
      <text:h text:style-name="Heading_20_2" text:outline-level="2"><text:bookmark-start text:name="__RefHeading___Toc128_2354635280"/>Overview of Document<text:bookmark-end text:name="__RefHeading___Toc128_2354635280"/></text:h>
      <text:p text:style-name="P10"><text:span text:style-name="T47">After a small description of the different </text:span><text:span text:style-name="T52">roles</text:span><text:span text:style-name="T47">, each task </text:span><text:span text:style-name="T51">(one per section) will be described from the users’ point of view </text:span><text:span text:style-name="T57">with</text:span><text:span text:style-name="T52"> their </text:span><text:span text:style-name="T56">goals and benefits.</text:span></text:p>
      <text:h text:style-name="P19" text:outline-level="1"><text:bookmark-start text:name="__RefHeading___Toc130_2354635280"/>User Requirements<text:bookmark-end text:name="__RefHeading___Toc130_2354635280"/></text:h>
      <text:p text:style-name="P11"><text:span text:style-name="T43">As </text:span><text:span text:style-name="T53">WHT Sensor</text:span><text:span text:style-name="T43"> aims to be </text:span><text:span text:style-name="T45">a do-it-yourself product, only one </text:span><text:span text:style-name="T54">role</text:span><text:span text:style-name="T45"> was identified: the User. </text:span><text:span text:style-name="T55">He</text:span><text:span text:style-name="T46"> would </text:span><text:span text:style-name="T55">typically</text:span><text:span text:style-name="T46"> buy, configure and maintain the </text:span><text:span text:style-name="T55">WHT </text:span><text:span text:style-name="T46">Sensor </text:span><text:span text:style-name="T55">himself</text:span><text:span text:style-name="T46">.</text:span></text:p>
      <text:h text:style-name="Heading_20_2" text:outline-level="2"><text:bookmark-start text:name="__RefHeading___Toc459_2354635280"/><text:soft-page-break/>Monitor <text:span text:style-name="T2">Room Temperature</text:span><text:bookmark-end text:name="__RefHeading___Toc459_2354635280"/></text:h>
      <text:p text:style-name="P6">As a <text:span text:style-name="T58">U</text:span><text:span text:style-name="T6">ser</text:span>, I want <text:span text:style-name="T30">my </text:span><text:span text:style-name="T60">WHT </text:span><text:span text:style-name="T30">Sensor </text:span>to monitor <text:span text:style-name="T59">the </text:span><text:span text:style-name="T27">temperature </text:span><text:span text:style-name="T60">o</text:span><text:span text:style-name="T59">f a room</text:span><text:span text:style-name="T27"> </text:span><text:span text:style-name="T39">with</text:span><text:span text:style-name="T27">:</text:span></text:p>
      <text:list xml:id="list3023685980" text:style-name="List_20_1">
        <text:list-item>
          <text:p text:style-name="P24"><text:span text:style-name="T29">the same</text:span><text:span text:style-name="T27"> accu</text:span><text:span text:style-name="T28">racy </text:span><text:span text:style-name="T34">(</text:span><text:span text:style-name="T33">or better</text:span><text:span text:style-name="T36">)</text:span><text:span text:style-name="T34"> as </text:span><text:span text:style-name="T28">my thermostat </text:span><text:span text:style-name="T34">(</text:span><text:span text:style-name="T26">±</text:span><text:span text:style-name="T25">0.5</text:span><text:span text:style-name="T26"> </text:span><text:span text:style-name="T11">°</text:span><text:span text:style-name="T26">C</text:span><text:span text:style-name="T34">); </text:span><text:span text:style-name="T39">and</text:span></text:p>
        </text:list-item>
        <text:list-item>
          <text:p text:style-name="P25"><text:span text:style-name="T34">the same frequency (or faster) </text:span><text:span text:style-name="T35">than the data provided with my electricity bills (1 measurement per hour);</text:span></text:p>
        </text:list-item>
      </text:list>
      <text:p text:style-name="Text_20_body"><text:span text:style-name="T37">so I can easily analyze them </text:span><text:span text:style-name="T38">together </text:span><text:span text:style-name="T68">and estimate the thermal </text:span><text:span text:style-name="T69">efficiency</text:span><text:span text:style-name="T68"> of my house.</text:span></text:p>
      <text:h text:style-name="P20" text:outline-level="2"><text:bookmark-start text:name="__RefHeading___Toc747_1161205100"/>Monitor <text:span text:style-name="T2">Room </text:span><text:span text:style-name="T1">Relative Humidity</text:span><text:bookmark-end text:name="__RefHeading___Toc747_1161205100"/></text:h>
      <text:p text:style-name="P13">As a <text:span text:style-name="T58">U</text:span><text:span text:style-name="T6">ser</text:span>, I <text:span text:style-name="T61">would like</text:span> <text:span text:style-name="T30">my </text:span><text:span text:style-name="T60">WHT </text:span><text:span text:style-name="T30">Sensor </text:span>to monitor <text:span text:style-name="T59">the relative </text:span><text:span text:style-name="T27">humidity </text:span><text:span text:style-name="T59">of a room</text:span><text:span text:style-name="T27"> </text:span><text:span text:style-name="T39">with</text:span><text:span text:style-name="T27">:</text:span></text:p>
      <text:list xml:id="list220711979688086" text:continue-numbering="true" text:style-name="List_20_1">
        <text:list-item>
          <text:p text:style-name="P26"><text:span text:style-name="T63">a maximum accuracy of</text:span><text:span text:style-name="T28"> </text:span><text:span text:style-name="T26">±</text:span><text:span text:style-name="T62">5</text:span><text:span text:style-name="T26">%</text:span><text:span text:style-name="T34">); </text:span><text:span text:style-name="T39">and</text:span></text:p>
        </text:list-item>
        <text:list-item>
          <text:p text:style-name="P26"><text:span text:style-name="T34">the same frequency </text:span><text:span text:style-name="T64">as the temperature measurements;</text:span></text:p>
        </text:list-item>
      </text:list>
      <text:p text:style-name="P7"><text:span text:style-name="T37">so I </text:span><text:span text:style-name="T66">may</text:span><text:span text:style-name="T37"> </text:span><text:span text:style-name="T65">compute the apparent temperature </text:span><text:span text:style-name="T67">or monitor the room confort.</text:span></text:p>
      <text:h text:style-name="Heading_20_2" text:outline-level="2"><text:bookmark-start text:name="__RefHeading___Toc749_1161205100"/><text:span text:style-name="T40">Receive </text:span>MQTT Message<text:bookmark-end text:name="__RefHeading___Toc749_1161205100"/></text:h>
      <text:p text:style-name="P14"><text:span text:style-name="T7">As a </text:span><text:span text:style-name="T58">U</text:span><text:span text:style-name="T6">ser</text:span><text:span text:style-name="T7">, I want my </text:span><text:span text:style-name="T60">WHT </text:span><text:span text:style-name="T7">Sensor to publish </text:span><text:span text:style-name="T23">messages </text:span><text:span text:style-name="T7">to </text:span><text:span text:style-name="T23">the following </text:span><text:span text:style-name="T24">topics</text:span><text:span text:style-name="T23"> on my MQTT server</text:span><text:span text:style-name="T7">:</text:span></text:p>
      <text:list xml:id="list220711155306471" text:continue-numbering="true" text:style-name="List_20_1">
        <text:list-item>
          <text:p text:style-name="P27"><text:span text:style-name="T7">“sensors/&lt;room&gt;/T”, for the temperature measurements in </text:span><text:span text:style-name="T9">°C;</text:span></text:p>
        </text:list-item>
        <text:list-item>
          <text:p text:style-name="P28">“sensors/&lt;room&gt;/RH”, for the relative humidity in %.</text:p>
        </text:list-item>
      </text:list>
      <text:p text:style-name="P8"><text:span text:style-name="T9">W</text:span><text:span text:style-name="T8">here </text:span><text:span text:style-name="T10">&lt;</text:span><text:span text:style-name="T8">room</text:span><text:span text:style-name="T10">&gt; </text:span><text:span text:style-name="T16">and the MQTT server URL </text:span><text:span text:style-name="T10">can be configured on each Sensor.</text:span></text:p>
      <text:h text:style-name="P21" text:outline-level="2"><text:bookmark-start text:name="__RefHeading___Toc751_1161205100"/>Put Sensor Everywhere<text:bookmark-end text:name="__RefHeading___Toc751_1161205100"/></text:h>
      <text:p text:style-name="P12"><text:span text:style-name="T12">As a </text:span><text:span text:style-name="T18">U</text:span><text:span text:style-name="T19">ser</text:span><text:span text:style-name="T12">, I want </text:span><text:span text:style-name="T22">my</text:span><text:span text:style-name="T12"> </text:span><text:span text:style-name="T21">WHT </text:span><text:span text:style-name="T12">Sensor </text:span><text:span text:style-name="T13">to be wireless so I can deploy it wherever I want </text:span><text:span text:style-name="T15">in my house</text:span><text:span text:style-name="T13"> without pull</text:span><text:span text:style-name="T14">ing</text:span><text:span text:style-name="T13"> cables around </text:span><text:span text:style-name="T17">and without the need to changes batteries for at least 6 </text:span><text:span text:style-name="T20">months.</text:span></text:p>
      <text:h text:style-name="P22" text:outline-level="2"><text:bookmark-start text:name="__RefHeading___Toc753_1161205100"/>DIY<text:bookmark-end text:name="__RefHeading___Toc753_1161205100"/></text:h>
      <text:p text:style-name="P4">As a <text:span text:style-name="T58">U</text:span><text:span text:style-name="T6">ser</text:span>, I want to be able to make my own <text:span text:style-name="T74">WHT </text:span>Sensor from common Arduino modules; <text:span text:style-name="T31">available at Adafruit or Sparkfun for example; </text:span><text:span text:style-name="T32">as </text:span><text:span text:style-name="T44">they are easily accessible and</text:span><text:span text:style-name="T32"> I most probably already own some of them.</text:span></text:p>
      <text:h text:style-name="P23" text:outline-level="2"><text:bookmark-start text:name="__RefHeading___Toc755_1161205100"/>Spare Hobby Budget<text:bookmark-end text:name="__RefHeading___Toc755_1161205100"/></text:h>
      <text:p text:style-name="P12"><text:span text:style-name="T41">As a </text:span><text:span text:style-name="T58">U</text:span><text:span text:style-name="T6">ser</text:span><text:span text:style-name="T41">, o</text:span><text:span text:style-name="T3">ne </text:span><text:span text:style-name="T75">WHT</text:span><text:span text:style-name="T3"> Sensor shall cost less than 15 $ </text:span><text:span text:style-name="T41">if I build it myself; without counting my time; </text:span><text:span text:style-name="T42">so </text:span><text:span text:style-name="T70">the expenses can fit in </text:span><text:span text:style-name="T71">the</text:span><text:span text:style-name="T70"> budget for </text:span><text:span text:style-name="T72">my </text:span><text:span text:style-name="T70">hobbies</text:span><text:span text:style-name="T4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22:00:26.258000000</meta:creation-date>
    <meta:generator>LibreOffice/6.4.0.3$Windows_X86_64 LibreOffice_project/b0a288ab3d2d4774cb44b62f04d5d28733ac6df8</meta:generator>
    <meta:editing-duration>P0D</meta:editing-duration>
    <meta:editing-cycles>1</meta:editing-cycles>
    <dc:title>SYS-001-001</dc:title>
    <dc:subject>WHT Sensor User Requirements</dc:subject>
    <meta:document-statistic meta:table-count="0" meta:image-count="0" meta:object-count="0" meta:page-count="2" meta:paragraph-count="47" meta:word-count="461" meta:character-count="2534" meta:non-whitespace-character-count="2138"/>
  </office:meta>
</office:document-meta>
</file>